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23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weight="bold" style:font-weight-asian="bold"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weight="bold" style:font-weight-asian="bold"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weight="bold" style:font-weight-asian="bold" fo:font-size="14pt" style:font-size-asian="14pt" style:font-size-complex="14pt"/>
    </style:style>
    <style:style style:name="P39" style:parent-style-name="Normal" style:family="paragraph">
      <style:text-properties fo:font-weight="bold" style:font-weight-asian="bold"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45" style:parent-style-name="Policepardéfaut" style:family="text">
      <style:text-properties fo:font-size="14pt" style:font-size-asian="14pt" style:font-size-complex="14pt" fo:background-color="#FFFF00"/>
    </style:style>
    <style:style style:name="T46" style:parent-style-name="Policepardéfaut" style:family="text">
      <style:text-properties fo:font-size="14pt" style:font-size-asian="14pt" style:font-size-complex="14pt" fo:background-color="#FFFF00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rocédure</text:p>
      <text:p text:style-name="P2">1. Achat de produit : bon d’entrée et bon d’achat produit pour chaque localité</text:p>
      <text:p text:style-name="P3"><text:s text:c="2"/>-Plusieurs espèces: certains produits perdent de poids après traitement donc gérer les<text:s/>produits avec estimation de poids perdu après traitement</text:p>
      <text:p text:style-name="P4"><text:s text:c="2"/>Si on met 100kg produit brute après traitement il peut rester 85kg (15% par type de produit)</text:p>
      <text:p text:style-name="P5">Trouver un moyen de gérer les produits bruts et finis (après traitement)</text:p>
      <text:p text:style-name="P6">On ne gère que les produits finis donc si on a 85kg de dorade, on doit être en mesure de savoir le nombre de kg de produits bruts (100kg)</text:p>
      <text:p text:style-name="P7">Gérer le stock par usine (Dakar, Rufisque  et St Louis) et un stock global pour toutes ces usines.</text:p>
      <text:p text:style-name="P8">Il y a aussi un dépôt à yarakh qui n’effectue que<text:s/>des bons d’entrée et de sortie</text:p>
      <text:p text:style-name="P9">Différencier les bons d’achat payés et non payés</text:p>
      <text:p text:style-name="P10"/>
      <text:p text:style-name="P11">2. Bon de sortie pour entre usine</text:p>
      <text:p text:style-name="P12"><text:s text:c="3"/>Chaque usine doit avoir son propre bon de sortie.<text:s/></text:p>
      <text:p text:style-name="Normal"><text:span text:style-name="T13">NB</text:span><text:span text:style-name="T14"> : Une usine peut faire un bon de sortie pour une autre usine sans facturation</text:span></text:p>
      <text:p text:style-name="P15"/>
      <text:p text:style-name="P16">3. Colisage pour les containers : Bon de sortie</text:p>
      <text:p text:style-name="Normal"><text:span text:style-name="T17">NB : seul macfish dakar peut faire une facture, les ne font que coliser (entrées/sorties). C’est le colisage qui diminue le stock. Et ce colisage derminera la facture</text:span></text:p>
      <text:p text:style-name="P18">L’ensemble des produits déstockés et chargés en containers <text:s/></text:p>
      <text:p text:style-name="Normal"><text:span text:style-name="T19">C</text:span><text:span text:style-name="T20">haque produit peut provenir d’une usine à l’autre lors du<text:s/></text:span><text:span text:style-name="T21">Colisage</text:span></text:p>
      <text:p text:style-name="P22">Pour chaque produit choisi, mentionner sa provenance (Dakar, Rufisque, St Louis ou dépôt de Yarakh)</text:p>
      <text:p text:style-name="Normal"><text:span text:style-name="T23">4.</text:span><text:span text:style-name="T24"><text:s/></text:span><text:span text:style-name="T25">Facture :</text:span></text:p>
      <text:p text:style-name="P26">Elle est faite à partir du colisage</text:p>
      <text:soft-page-break/>
      <text:p text:style-name="P27">Il y a 2 types de vente : locale et<text:s/>extérieure</text:p>
      <text:p text:style-name="P28">Après chaque facturation, le stock local doit diminuer</text:p>
      <text:p text:style-name="P29">5. Paiement</text:p>
      <text:p text:style-name="P30">2 <text:s/>types de paiement : espèce et chèque (mentionner le numéro chèque)</text:p>
      <text:p text:style-name="P31">Le paiement peut être en 1 ou plusieurs tranches (avance et reliquat)</text:p>
      <text:p text:style-name="P32"/>
      <text:p text:style-name="P33">6. états ou consultation</text:p>
      <text:p text:style-name="P34">Liste des clients (payés ou non ou avance)</text:p>
      <text:p text:style-name="P35">Liste des factures soldées ou non</text:p>
      <text:p text:style-name="P36">Stock pour chaque produit et pour tous les produits par usine et global</text:p>
      <text:p text:style-name="P37"/>
      <text:p text:style-name="P38">Gérer les traces des acteurs :<text:s/></text:p>
      <text:p text:style-name="P39">Profil :<text:s/></text:p>
      <text:p text:style-name="P40">Admin</text:p>
      <text:p text:style-name="P41">Comptable (stock et sortie)</text:p>
      <text:p text:style-name="P42">Magasinier : Stock (entrée)</text:p>
      <text:p text:style-name="P43"/>
      <text:p text:style-name="P44">Remarque : Samedi 17 octobre</text:p>
      <text:p text:style-name="Normal"><text:span text:style-name="T45">Créer les produits pour les toutes usines</text:span><text:span text:style-name="T46"><text:s/>mais le stock doit etre pour chaque usine (créer une table stock et la lier avec produit et usine)</text:span></text:p>
      <text:p text:style-name="P47"/>
      <text:p text:style-name="P48">Ajouter état<text:s/>enregistré<text:s/>pour les autres utilisateurs</text:p>
      <text:p text:style-name="P49">Pour le bon de sortie (colisage),</text:p>
      <text:p text:style-name="P50">Numéro<text:s/>containers,<text:s/>numéro<text:s/>plomb,<text:s/>destinataire, nom client et destination (adresse client)</text:p>
      <text:p text:style-name="P51">Pour le paiement,<text:s/>afficher la liste des factures<text:s/>avec possibilité de cocher « payé ». Seul l’admin a la possibilité de le cocher</text:p>
      <text:p text:style-name="P52"/>
      <text:p text:style-name="P5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15-10-17T13:40:00Z</meta:creation-date>
    <dc:date>2015-10-17T13:53:00Z</dc:date>
    <meta:template xlink:href="Normal.dotm" xlink:type="simple"/>
    <meta:editing-cycles>5</meta:editing-cycles>
    <meta:editing-duration>PT840S</meta:editing-duration>
    <meta:document-statistic meta:page-count="3" meta:paragraph-count="4" meta:word-count="376" meta:character-count="2445" meta:row-count="17" meta:non-whitespace-character-count="2073"/>
  </office:meta>
</office:document-meta>
</file>